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9b3ed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officeooo:rsid="003b6bff"/>
    </style:style>
    <style:style style:name="T29" style:family="text">
      <style:text-properties style:font-name="Courier New" fo:font-weight="normal" officeooo:rsid="00479af1" style:font-weight-asian="normal" style:font-weight-complex="normal"/>
    </style:style>
    <style:style style:name="T30" style:family="text">
      <style:text-properties style:font-name="Courier New" fo:font-weight="normal" officeooo:rsid="003b6bff" style:font-weight-asian="normal" style:font-weight-complex="normal"/>
    </style:style>
    <style:style style:name="T31" style:family="text">
      <style:text-properties officeooo:rsid="0080efcf"/>
    </style:style>
    <style:style style:name="T32" style:family="text">
      <style:text-properties officeooo:rsid="008a1c77"/>
    </style:style>
    <style:style style:name="T3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659b" style:font-weight-asian="bold" style:font-weight-complex="bold"/>
    </style:style>
    <style:style style:name="T36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9">7 </text:span><text:span text:style-name="T3">– </text:span><text:a xlink:type="simple" xlink:href="https://github.com/Serrin/Celestra/" text:style-name="Internet_20_link" text:visited-style-name="Visited_20_Internet_20_Link"><text:span text:style-name="T3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42" text:outline-level="3"><text:span text:style-name="T17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1">l</text:span>ocalStorage:</text:p>
            <text:p text:style-name="P20"><text:span text:style-name="T10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8">m</text:span>ethods <text:span text:style-name="T32">and</text:span> <text:span text:style-name="T18">e</text:span>vents</text:p>
            <text:p text:style-name="P20"/>
            <text:p text:style-name="P16">camelcase:</text:p>
            <text:p text:style-name="P21">el<text:span text:style-name="T14">ement</text:span>.data-name</text:p>
            <text:p text:style-name="P22"><text:s text:c="2"/>-&gt; el<text:span text:style-name="T14">ement</text:span>.dataset.name</text:p>
            <text:p text:style-name="P22">el<text:span text:style-name="T14">ement</text:span>.data-first-second</text:p>
            <text:p text:style-name="P22"><text:s text:c="2"/>-&gt; el<text:span text:style-name="T14">ement</text:span>.dataset.firstSecond</text:p>
            <text:p text:style-name="P20"/>
            <text:p text:style-name="P8">set:</text:p>
            <text:p text:style-name="P20">element.dataset.<text:span text:style-name="T19">name</text:span> = "<text:span text:style-name="T11">value</text:span>";</text:p>
            <text:p text:style-name="P23">element.dataset["<text:span text:style-name="T19">name</text:span>"] = "<text:span text:style-name="T11">value</text:span>";</text:p>
            <text:p text:style-name="P23">element.setAttribute("data-<text:span text:style-name="T19">name</text:span>", "<text:span text:style-name="T11">value</text:span>");</text:p>
            <text:p text:style-name="P23">element<text:span text:style-name="T11">[</text:span>"data-<text:span text:style-name="T19">name</text:span>"<text:span text:style-name="T11">] =</text:span> "<text:span text:style-name="T11">value</text:span>";</text:p>
            <text:p text:style-name="P24"/>
            <text:p text:style-name="P8">get:</text:p>
            <text:p text:style-name="P23">element.dataset.<text:span text:style-name="T19">name</text:span>;</text:p>
            <text:p text:style-name="P23">element.dataset["<text:span text:style-name="T19">name</text:span>"];</text:p>
            <text:p text:style-name="P23">element.getAttribute("data-<text:span text:style-name="T19">name</text:span>");</text:p>
            <text:p text:style-name="P23">element<text:span text:style-name="T11">[</text:span>"data-<text:span text:style-name="T19">name</text:span>"<text:span text:style-name="T11">]</text:span>;</text:p>
            <text:p text:style-name="P20"/>
            <text:p text:style-name="P8">remove:</text:p>
            <text:p text:style-name="P23">element.removeAttribute("data-<text:span text:style-name="T19">name</text:span>");</text:p>
            <text:p text:style-name="P23"/>
            <text:p text:style-name="P18">check:</text:p>
            <text:p text:style-name="P30">element.hasAttribute("data-<text:span text:style-name="T19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0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1">byte</text:span>, int8_t</text:p>
            <text:p text:style-name="P38"/>
            <text:p text:style-name="P11">Uint8Array();</text:p>
            <text:p text:style-name="P38">0 to 255, 1 <text:span text:style-name="T31">byte,</text:span> uint8_t</text:p>
            <text:p text:style-name="P38"/>
            <text:p text:style-name="P12">Uint8ClampedArray();</text:p>
            <text:p text:style-name="P39">0 to 255, 1 <text:span text:style-name="T31">byte</text:span>, uint8_t, not in IE10-11</text:p>
            <text:p text:style-name="P39"/>
            <text:p text:style-name="P11">Int16Array();</text:p>
            <text:p text:style-name="P38">-32768 to 32767, 2 <text:span text:style-name="T31">byte</text:span>, int16_t</text:p>
            <text:p text:style-name="P38"/>
            <text:p text:style-name="P11">Uint16Array();</text:p>
            <text:p text:style-name="P38">0 to 65535, 2 <text:span text:style-name="T31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1">byte</text:span>, uint32_t</text:p>
            <text:p text:style-name="P39"/>
            <text:p text:style-name="P12">Float32Array();</text:p>
            <text:p text:style-name="P39">1.2x10-38 to 3.4x1038, 4 <text:span text:style-name="T31">byte</text:span>, float</text:p>
            <text:p text:style-name="P39"/>
            <text:p text:style-name="P12">Float64Array();</text:p>
            <text:p text:style-name="P39">5.0x10-324 to 1.8x10308, 8 <text:span text:style-name="T31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2">IE10+IE11 </text:span></text:span><text:span text:style-name="Source_20_Text"><text:span text:style-name="T28">d</text:span></text:span><text:span text:style-name="Source_20_Text"><text:span text:style-name="T22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5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2">N</text:span>o <text:span text:style-name="T12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7">element.className = "";</text:span></text:span></text:p>
            <text:p text:style-name="P25"><text:span text:style-name="Source_20_Text"><text:span text:style-name="T27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5">V</text:span><text:span text:style-name="T34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5">Inv</text:span><text:span text:style-name="T34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6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0-28T17:19:28.318000000</dc:date>
    <meta:editing-duration>PT6H2M42S</meta:editing-duration>
    <meta:editing-cycles>116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